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7.02cm" svg:height="2.097cm" svg:x="2.47cm" svg:y="1.651cm">
          <text:p text:style-name="P1"><text:span text:style-name="T1">Window</text:span></text:p>
          <text:p text:style-name="P2"><text:span text:style-name="T2">Members: Engine</text:span></text:p>
          <text:p text:style-name="P2"><text:span text:style-name="T2">Methods: event, initializeGL, paintGL, resizeGL</text:span></text:p>
          <text:p text:style-name="P2"><text:span text:style-name="T3">Connect: Engine::updateUI to Window::update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7.018cm" svg:height="1.979cm" svg:x="2.47cm" svg:y="4.309cm">
          <text:p text:style-name="P1"><text:span text:style-name="T1">Engine</text:span></text:p>
          <text:p text:style-name="P2"><text:span text:style-name="T3">Members: Game, World</text:span></text:p>
          <text:p text:style-name="P2"><text:span text:style-name="T3">Methods: event, initialize, render, resize, tick</text:span></text:p>
          <text:p text:style-name="P2"><text:span text:style-name="T3">Signals: updateUI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8cm" svg:y1="3.748cm" svg:x2="10.979cm" svg:y2="4.309cm" draw:start-shape="id1" draw:start-glue-point="2" draw:end-shape="id2" draw:end-glue-point="0" svg:d="M10980 3748v280h-1v281" svg:viewBox="0 0 2 562">
          <text:p/>
        </draw:connector>
        <draw:connector draw:style-name="gr3" draw:text-style-name="P3" draw:layer="layout" draw:line-skew="-0.715cm" svg:x1="2.47cm" svg:y1="5.298cm" svg:x2="2.47cm" svg:y2="2.699cm" draw:start-shape="id2" draw:start-glue-point="3" draw:end-shape="id1" draw:end-glue-point="3" svg:d="M2470 5298h-1216v-2599h1216" svg:viewBox="0 0 1217 2600">
          <text:p/>
        </draw:connector>
        <draw:frame draw:style-name="gr4" draw:text-style-name="P4" draw:layer="layout" svg:width="3.829cm" svg:height="0.78cm" svg:x="1.162cm" svg:y="3.663cm">
          <draw:text-box>
            <text:p><text:span text:style-name="T3">Signal: updateUI</text:span></text:p>
          </draw:text-box>
        </draw:frame>
        <draw:custom-shape draw:style-name="gr1" draw:text-style-name="P1" xml:id="id4" draw:id="id4" draw:layer="layout" svg:width="8.89cm" svg:height="2.235cm" svg:x="1.881cm" svg:y="10.798cm">
          <text:p text:style-name="P1"><text:span text:style-name="T1">Camera</text:span></text:p>
          <text:p text:style-name="P2"><text:span text:style-name="T3">Members: ProjectMatrix, ViewMatrix, Frustum </text:span></text:p>
          <text:p text:style-name="P2"><text:span text:style-name="T3">Methods: viewable, render, resize, tick</text:span></text:p>
          <text:p text:style-name="P2"><text:span text:style-name="T3">States: Menu, 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8.89cm" svg:height="1.778cm" svg:x="11.487cm" svg:y="13.695cm">
          <text:p text:style-name="P1"><text:span text:style-name="T1">Menu</text:span></text:p>
          <text:p text:style-name="P2"><text:span text:style-name="T3">Members: OpenGLBuffer, ShaderProgram </text:span></text:p>
          <text:p text:style-name="P2"><text:span text:style-name="T3">Methods: event, load, render, tick, u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8.89cm" svg:height="1.778cm" svg:x="11.487cm" svg:y="10.83cm">
          <text:p text:style-name="P1"><text:span text:style-name="T1">Light</text:span></text:p>
          <text:p text:style-name="P2"><text:span text:style-name="T3">Members: position, ambient, diffuse, specular</text:span></text:p>
          <text:p text:style-name="P2"><text:span text:style-name="T3">Methods: get/set for all member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8.89cm" svg:height="1.211cm" svg:x="11.541cm" svg:y="16.494cm">
          <text:p text:style-name="P1"><text:span text:style-name="T1">Physics</text:span></text:p>
          <text:p text:style-name="P2"><text:span text:style-name="T3">Methods: ti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8.89cm" svg:height="1.692cm" svg:x="11.487cm" svg:y="18.69cm">
          <text:p text:style-name="P1"><text:span text:style-name="T1">Level</text:span></text:p>
          <text:p text:style-name="P2"><text:span text:style-name="T3">Members: Cube[], cubeRows, cubeCols</text:span></text:p>
          <text:p text:style-name="P2"><text:span text:style-name="T3">Methods: load, render, tick, u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8.89cm" svg:height="2.556cm" svg:x="1.881cm" svg:y="18.753cm">
          <text:p text:style-name="P1"><text:span text:style-name="T1">Player</text:span></text:p>
          <text:p text:style-name="P2"><text:span text:style-name="T3">Members: Sphere, position, velocity, rotation</text:span></text:p>
          <text:p text:style-name="P2"><text:span text:style-name="T3"><text:s text:c="15"/></text:span><text:span text:style-name="T3">force, mass, terminalVelocity, lives</text:span></text:p>
          <text:p text:style-name="P2"><text:span text:style-name="T3">Methods: event, load, render, tick, unload</text:span></text:p>
          <text:p text:style-name="P2"><text:span text:style-name="T3">States: Standard, Spe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7.026cm" svg:height="0.89cm" svg:x="7.254cm" svg:y="0.817cm">
          <draw:text-box>
            <text:p text:style-name="P5"><text:span text:style-name="T4">Architecture Block Diagram</text:span></text:p>
          </draw:text-box>
        </draw:frame>
        <draw:connector draw:style-name="gr2" draw:text-style-name="P1" draw:layer="layout" draw:line-skew="-0.098cm" svg:x1="15.926cm" svg:y1="9.433cm" svg:x2="6.326cm" svg:y2="10.798cm" draw:start-shape="id3" draw:start-glue-point="2" draw:end-shape="id4" draw:end-glue-point="0" svg:d="M15926 9433v584h-9600v781" svg:viewBox="0 0 9601 1366">
          <text:p/>
        </draw:connector>
        <draw:connector draw:style-name="gr2" draw:text-style-name="P1" draw:layer="layout" svg:x1="11.161cm" svg:y1="13.133cm" svg:x2="15.932cm" svg:y2="13.695cm" draw:end-shape="id5" draw:end-glue-point="0" svg:d="M11161 13133v31h4771v531" svg:viewBox="0 0 4772 563">
          <text:p/>
        </draw:connector>
        <draw:custom-shape draw:style-name="gr1" draw:text-style-name="P1" xml:id="id9" draw:id="id9" draw:layer="layout" svg:width="8.89cm" svg:height="1.561cm" svg:x="11.487cm" svg:y="21.077cm">
          <text:p text:style-name="P1"><text:span text:style-name="T1">Cube</text:span></text:p>
          <text:p text:style-name="P2"><text:span text:style-name="T3">Members: OpenGLBuffer[], ShaderProgram </text:span></text:p>
          <text:p text:style-name="P2"><text:span text:style-name="T3">Methods: load, render, tick, u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8.89cm" svg:height="1.394cm" svg:x="1.881cm" svg:y="21.828cm">
          <text:p text:style-name="P1"><text:span text:style-name="T1">Sphere</text:span></text:p>
          <text:p text:style-name="P2"><text:span text:style-name="T3">Members: OpenGLBuffer, ShaderProgram </text:span></text:p>
          <text:p text:style-name="P2"><text:span text:style-name="T3">Methods: load, render, tick, u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326cm" svg:y1="21.309cm" svg:x2="6.326cm" svg:y2="21.828cm" draw:start-shape="id6" draw:start-glue-point="2" draw:end-shape="id7" draw:end-glue-point="0" svg:d="M6326 21309v519" svg:viewBox="0 0 1 520">
          <text:p/>
        </draw:connector>
        <draw:connector draw:style-name="gr2" draw:text-style-name="P1" draw:layer="layout" svg:x1="15.932cm" svg:y1="20.382cm" svg:x2="15.932cm" svg:y2="21.077cm" draw:start-shape="id8" draw:start-glue-point="2" draw:end-shape="id9" draw:end-glue-point="0" svg:d="M15932 20382v695" svg:viewBox="0 0 1 696">
          <text:p/>
        </draw:connector>
        <draw:connector draw:style-name="gr2" draw:text-style-name="P1" draw:layer="layout" svg:x1="11.145cm" svg:y1="15.925cm" svg:x2="15.986cm" svg:y2="16.494cm" draw:end-shape="id10" draw:end-glue-point="0" svg:d="M11145 15925v34h4841v535" svg:viewBox="0 0 4842 570">
          <text:p/>
        </draw:connector>
        <draw:connector draw:style-name="gr2" draw:text-style-name="P1" draw:layer="layout" svg:x1="15.926cm" svg:y1="9.433cm" svg:x2="15.932cm" svg:y2="10.83cm" draw:start-shape="id3" draw:start-glue-point="2" draw:end-shape="id11" draw:end-glue-point="0" svg:d="M15926 9433v698h6v699" svg:viewBox="0 0 7 1398">
          <text:p/>
        </draw:connector>
        <draw:custom-shape draw:style-name="gr1" draw:text-style-name="P1" xml:id="id12" draw:id="id12" draw:layer="layout" svg:width="8.89cm" svg:height="1.778cm" svg:x="1.881cm" svg:y="13.67cm">
          <text:p text:style-name="P1"><text:span text:style-name="T1">Frustum</text:span></text:p>
          <text:p text:style-name="P2"><text:span text:style-name="T3">Members: Plane[]</text:span></text:p>
          <text:p text:style-name="P2"><text:span text:style-name="T3">Methods: projection, view, viewabl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8.89cm" svg:height="1.745cm" svg:x="1.881cm" svg:y="16.03cm">
          <text:p text:style-name="P1"><text:span text:style-name="T1">Plane</text:span></text:p>
          <text:p text:style-name="P2"><text:span text:style-name="T3">Members: delta, normal</text:span></text:p>
          <text:p text:style-name="P2"><text:span text:style-name="T3">Methods: 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8.89cm" svg:height="1.511cm" svg:x="11.487cm" svg:y="23.376cm">
          <text:p text:style-name="P1"><text:span text:style-name="T1">Box</text:span></text:p>
          <text:p text:style-name="P2"><text:span text:style-name="T3">Members: corner[]</text:span></text:p>
          <text:p text:style-name="P2"><text:span text:style-name="T3">Methods: getCorner, operator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326cm" svg:y1="13.033cm" svg:x2="6.326cm" svg:y2="13.67cm" draw:start-shape="id4" draw:start-glue-point="2" draw:end-shape="id12" draw:end-glue-point="0" svg:d="M6326 13033v637" svg:viewBox="0 0 1 638">
          <text:p/>
        </draw:connector>
        <draw:connector draw:style-name="gr2" draw:text-style-name="P1" draw:layer="layout" svg:x1="6.326cm" svg:y1="15.448cm" svg:x2="6.326cm" svg:y2="16.03cm" draw:start-shape="id12" draw:start-glue-point="2" draw:end-shape="id13" svg:d="M6326 15448v582" svg:viewBox="0 0 1 583">
          <text:p/>
        </draw:connector>
        <draw:connector draw:style-name="gr2" draw:text-style-name="P1" draw:layer="layout" svg:x1="15.932cm" svg:y1="22.638cm" svg:x2="15.932cm" svg:y2="23.376cm" draw:start-shape="id9" draw:start-glue-point="2" draw:end-shape="id14" draw:end-glue-point="0" svg:d="M15932 22638v738" svg:viewBox="0 0 1 739">
          <text:p/>
        </draw:connector>
        <draw:custom-shape draw:style-name="gr1" draw:text-style-name="P1" xml:id="id15" draw:id="id15" draw:layer="layout" svg:width="8.89cm" svg:height="1.424cm" svg:x="1.881cm" svg:y="23.452cm">
          <text:p text:style-name="P1"><text:span text:style-name="T1">Machine</text:span></text:p>
          <text:p text:style-name="P2"><text:span text:style-name="T3">Members: State[], Event[], currentState</text:span></text:p>
          <text:p text:style-name="P2"><text:span text:style-name="T3">Methods: event, render, start, ti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0.126cm" svg:x1="1.881cm" svg:y1="20.031cm" svg:x2="1.881cm" svg:y2="24.164cm" draw:start-shape="id6" draw:start-glue-point="3" draw:end-shape="id15" draw:end-glue-point="3" svg:d="M1881 20031h-627v4133h627" svg:viewBox="0 0 628 4134">
          <text:p/>
        </draw:connector>
        <draw:connector draw:style-name="gr2" draw:text-style-name="P1" draw:layer="layout" draw:line-skew="-0.126cm" svg:x1="1.881cm" svg:y1="11.915cm" svg:x2="1.881cm" svg:y2="24.164cm" draw:start-shape="id4" draw:start-glue-point="3" draw:end-shape="id15" draw:end-glue-point="3" svg:d="M1881 11915h-627v12249h627" svg:viewBox="0 0 628 12250">
          <text:p/>
        </draw:connector>
        <draw:connector draw:style-name="gr2" draw:text-style-name="P1" draw:layer="layout" draw:line-skew="-0.126cm" svg:x1="2.47cm" svg:y1="5.298cm" svg:x2="1.881cm" svg:y2="24.164cm" draw:start-shape="id2" draw:start-glue-point="3" draw:end-shape="id15" draw:end-glue-point="3" svg:d="M2470 5298h-1216v18866h627" svg:viewBox="0 0 1217 18867">
          <text:p/>
        </draw:connector>
        <draw:custom-shape draw:style-name="gr1" draw:text-style-name="P1" xml:id="id16" draw:id="id16" draw:layer="layout" svg:width="8.89cm" svg:height="1.397cm" svg:x="1.889cm" svg:y="25.522cm">
          <text:p text:style-name="P1"><text:span text:style-name="T1">State</text:span></text:p>
          <text:p text:style-name="P2"><text:span text:style-name="T3">Members: Event[]</text:span></text:p>
          <text:p text:style-name="P2"><text:span text:style-name="T3">Methods: enter, event, exit, render, ti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326cm" svg:y1="24.876cm" svg:x2="6.334cm" svg:y2="25.522cm" draw:start-shape="id15" draw:start-glue-point="2" draw:end-shape="id16" draw:end-glue-point="0" svg:d="M6326 24876v332h8v314" svg:viewBox="0 0 9 647">
          <text:p/>
        </draw:connector>
        <draw:custom-shape draw:style-name="gr1" draw:text-style-name="P1" xml:id="id17" draw:id="id17" draw:layer="layout" svg:width="8.89cm" svg:height="1.427cm" svg:x="11.487cm" svg:y="25.507cm">
          <text:p text:style-name="P1"><text:span text:style-name="T1">Event</text:span></text:p>
          <text:p text:style-name="P2"><text:span text:style-name="T3">Members: transitionState</text:span></text:p>
          <text:p text:style-name="P2"><text:span text:style-name="T3">Methods: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779cm" svg:y1="26.22cm" svg:x2="11.487cm" svg:y2="26.22cm" draw:start-shape="id16" draw:start-glue-point="1" draw:end-shape="id17" draw:end-glue-point="3" svg:d="M10779 26220h708" svg:viewBox="0 0 709 1">
          <text:p/>
        </draw:connector>
        <draw:custom-shape draw:style-name="gr1" draw:text-style-name="P1" xml:id="id18" draw:id="id18" draw:layer="layout" svg:width="8.89cm" svg:height="2.235cm" svg:x="1.881cm" svg:y="7.198cm">
          <text:p text:style-name="P1"><text:span text:style-name="T1">Game</text:span></text:p>
          <text:p text:style-name="P2"><text:span text:style-name="T3">Members: &amp; World</text:span></text:p>
          <text:p text:style-name="P2"><text:span text:style-name="T3">Methods: event, render, tick</text:span></text:p>
          <text:p text:style-name="P2"><text:span text:style-name="T3">States: Menu, Play, Finished, Died, Over, W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8.89cm" svg:height="2.235cm" svg:x="11.481cm" svg:y="7.198cm">
          <text:p text:style-name="P1"><text:span text:style-name="T1">World</text:span></text:p>
          <text:p text:style-name="P2"><text:span text:style-name="T3">Members: Camera, Level, Light, Menu, </text:span></text:p>
          <text:p text:style-name="P2"><text:span text:style-name="T3">Physics, Player</text:span></text:p>
          <text:p text:style-name="P2"><text:span text:style-name="T3">Methods: event, render, ti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0.172cm" svg:x1="10.979cm" svg:y1="6.288cm" svg:x2="6.326cm" svg:y2="7.198cm" draw:start-shape="id2" draw:start-glue-point="2" draw:end-shape="id18" draw:end-glue-point="0" svg:d="M10979 6288v300h-4653v610" svg:viewBox="0 0 4654 911">
          <text:p/>
        </draw:connector>
        <draw:connector draw:style-name="gr2" draw:text-style-name="P1" draw:layer="layout" draw:line-skew="-0.172cm" svg:x1="10.979cm" svg:y1="6.288cm" svg:x2="15.926cm" svg:y2="7.198cm" draw:start-shape="id2" draw:start-glue-point="2" draw:end-shape="id3" draw:end-glue-point="0" svg:d="M10979 6288v300h4947v610" svg:viewBox="0 0 4948 911">
          <text:p/>
        </draw:connector>
        <draw:connector draw:style-name="gr2" draw:text-style-name="P1" xml:id="id19" draw:id="id19" draw:layer="layout" svg:x1="11.162cm" svg:y1="18.206cm" svg:x2="15.932cm" svg:y2="18.69cm" draw:end-shape="id8" draw:end-glue-point="0" svg:d="M11162 18206v-17h4770v501" svg:viewBox="0 0 4771 502">
          <text:p/>
        </draw:connector>
        <draw:connector draw:style-name="gr2" draw:text-style-name="P1" draw:layer="layout" draw:line-skew="-2.16cm" svg:x1="11.162cm" svg:y1="18.206cm" svg:x2="6.326cm" svg:y2="18.736cm" draw:start-shape="id19" draw:start-glue-point="2" svg:d="M11162 18206h-4828v530h-8" svg:viewBox="0 0 4837 531">
          <text:p/>
        </draw:connector>
        <draw:connector draw:style-name="gr6" draw:text-style-name="P1" draw:layer="layout" draw:line-skew="-3.794cm 0.499cm" svg:x1="15.926cm" svg:y1="9.433cm" svg:x2="11.162cm" svg:y2="18.206cm" draw:start-shape="id3" draw:start-glue-point="2" draw:end-shape="id19" draw:end-glue-point="2" svg:d="M15926 9433v584h-4766v8189h2" svg:viewBox="0 0 4767 8774">
          <text:p/>
        </draw:connector>
        <draw:connector draw:style-name="gr2" draw:text-style-name="P1" draw:layer="layout" svg:x1="10.771cm" svg:y1="8.315cm" svg:x2="11.481cm" svg:y2="8.315cm" draw:start-shape="id18" draw:start-glue-point="1" draw:end-shape="id3" draw:end-glue-point="3" svg:d="M10771 8315h710" svg:viewBox="0 0 71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5T16:28:07.615853562</meta:creation-date>
    <dc:date>2015-05-31T03:32:01.802355022</dc:date>
    <meta:editing-duration>PT7H15M19S</meta:editing-duration>
    <meta:editing-cycles>56</meta:editing-cycles>
    <meta:generator>LibreOffice/4.2.7.2$Linux_X86_64 LibreOffice_project/420m0$Build-2</meta:generator>
    <meta:document-statistic meta:object-count="42"/>
  </office:meta>
</office:document-meta>
</file>